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fo:background-color="#ff99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99ff3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10">
      <style:table-cell-properties style:rotation-align="none"/>
    </style:style>
    <style:style style:name="ce11" style:family="table-cell" style:parent-style-name="Default" style:data-style-name="N2">
      <style:table-cell-properties style:rotation-align="none"/>
    </style:style>
    <style:style style:name="ce12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1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normal" fo:color="#000000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size="11pt" style:font-name="Calibri"/>
    </style:style>
    <style:style style:name="T2" style:family="text">
      <style:text-properties style:font-style-complex="normal" fo:color="#000000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style:font-name="Calibri" fo:font-size="10pt" style:font-size-asian="10pt" style:font-size-complex="10pt"/>
    </style:style>
  </office:automatic-styles>
  <office:body>
    <office:spreadsheet>
      <table:calculation-settings table:automatic-find-labels="false"/>
      <table:table table:name="d=12,5" table:style-name="ta1">
        <table:shapes>
          <draw:frame draw:z-index="0" draw:style-name="gr1" draw:text-style-name="P1" svg:width="155.01mm" svg:height="86.68mm" svg:x="0mm" svg:y="108.09mm">
            <loext:p draw:notify-on-update-of-ranges="'d=12,5'.F17:'d=12,5'.F23 'd=12,5'.E7:'d=12,5'.E7 'd=12,5'.E17:'d=12,5'.E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5"/>
        </table:table-row>
        <table:table-row table:style-name="ro2">
          <table:table-cell table:style-name="ce2" office:value-type="string" calcext:value-type="string">
            <text:p>ρ aire (kg/m³)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ν aire (N·s/m²)</text:p>
          </table:table-cell>
          <table:table-cell table:style-name="ce7" office:value-type="float" office:value="0.000018" calcext:value-type="float">
            <text:p>1,80E-0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ravedad (m/s²)</text:p>
          </table:table-cell>
          <table:table-cell office:value-type="float" office:value="9.81" calcext:value-type="float">
            <text:p>9,8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 (m)</text:p>
          </table:table-cell>
          <table:table-cell office:value-type="float" office:value="0.0196" calcext:value-type="float">
            <text:p>0,0196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3" office:value-type="string" calcext:value-type="string">
            <text:p>d (m)</text:p>
          </table:table-cell>
          <table:table-cell office:value-type="float" office:value="0.0125" calcext:value-type="float">
            <text:p>0,01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β=d/D</text:p>
          </table:table-cell>
          <table:table-cell table:formula="of:=[.B6]/[.B5]" office:value-type="float" office:value="0.637755102040816" calcext:value-type="float">
            <text:p>0,637755102</text:p>
          </table:table-cell>
          <table:table-cell/>
          <table:table-cell table:style-name="ce5" office:value-type="string" calcext:value-type="string">
            <text:p>m=A2/A1</text:p>
          </table:table-cell>
          <table:table-cell table:style-name="ce11" table:formula="of:=[.B9]/[.B8]" office:value-type="float" office:value="0.406731570179092" calcext:value-type="float">
            <text:p>0,41</text:p>
          </table:table-cell>
          <table:table-cell/>
        </table:table-row>
        <table:table-row table:style-name="ro1">
          <table:table-cell table:style-name="ce3" office:value-type="string" calcext:value-type="string">
            <text:p>Área D (m²)</text:p>
          </table:table-cell>
          <table:table-cell table:formula="of:=PI()*[.B5]^2/4" office:value-type="float" office:value="0.000301718558450764" calcext:value-type="float">
            <text:p>0,000301718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3" office:value-type="string" calcext:value-type="string">
            <text:p>Área d (m²)</text:p>
          </table:table-cell>
          <table:table-cell table:formula="of:=PI()*[.B6]^2/4" office:value-type="float" office:value="0.000122718463030851" calcext:value-type="float">
            <text:p>0,0001227185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Da (m)</text:p>
          </table:table-cell>
          <table:table-cell table:style-name="Default" office:value-type="float" office:value="0.066" calcext:value-type="float">
            <text:p>0,06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3" office:value-type="string" calcext:value-type="string">
            <text:p>Área Da (m²)</text:p>
          </table:table-cell>
          <table:table-cell table:formula="of:=PI()*[.B10]^2/4" office:value-type="float" office:value="0.00342119439975928" calcext:value-type="float">
            <text:p>0,003421194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error Pe</text:p>
          </table:table-cell>
          <table:table-cell table:style-name="Default"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voltaje</text:p>
          </table:table-cell>
          <table:table-cell table:style-name="ce8" office:value-type="string" calcext:value-type="string">
            <text:p>v (m/s)</text:p>
          </table:table-cell>
          <table:table-cell table:style-name="ce8" office:value-type="string" calcext:value-type="string">
            <text:p><text:span text:style-name="T1">Pe</text:span><text:span text:style-name="T2">1 (Pa)</text:span></text:p>
          </table:table-cell>
          <table:table-cell table:style-name="ce9" office:value-type="string" calcext:value-type="string">
            <text:p>Q (m³/s)</text:p>
          </table:table-cell>
          <table:table-cell table:style-name="ce9" office:value-type="string" calcext:value-type="string">
            <text:p>C</text:p>
          </table:table-cell>
          <table:table-cell table:style-name="ce12" office:value-type="string" calcext:value-type="string">
            <text:p>Re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formula="of:=3.85-[.B13]" office:value-type="float" office:value="4.15" calcext:value-type="float">
            <text:p>4,15</text:p>
          </table:table-cell>
          <table:table-cell table:style-name="ce10" table:formula="of:=[.B16]*[.$B$11]" office:value-type="float" office:value="0" calcext:value-type="float">
            <text:p>0,00000</text:p>
          </table:table-cell>
          <table:table-cell table:style-name="ce10" table:formula="of:=[.D16]/SQRT([.C16])" office:value-type="float" office:value="0" calcext:value-type="float">
            <text:p>0,00000</text:p>
          </table:table-cell>
          <table:table-cell table:style-name="ce13" table:formula="of:=[.B16]*[.$B$5]/[.$B$3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1" calcext:value-type="float">
            <text:p>0,21</text:p>
          </table:table-cell>
          <table:table-cell table:style-name="ce1" table:formula="of:=3.98-[.B13]" office:value-type="float" office:value="4.28" calcext:value-type="float">
            <text:p>4,28</text:p>
          </table:table-cell>
          <table:table-cell table:style-name="ce10" table:formula="of:=[.B17]*[.$B$11]" office:value-type="float" office:value="0.00071845082394945" calcext:value-type="float">
            <text:p>0,00072</text:p>
          </table:table-cell>
          <table:table-cell table:style-name="ce10" table:formula="of:=[.D17]/SQRT([.C17])" office:value-type="float" office:value="0.000347276313548428" calcext:value-type="float">
            <text:p>0,00035</text:p>
          </table:table-cell>
          <table:table-cell table:style-name="ce13" table:formula="of:=[.B17]*[.$B$5]/[.$B$3]" office:value-type="float" office:value="228.666666666667" calcext:value-type="float">
            <text:p>228,66667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21" calcext:value-type="float">
            <text:p>0,21</text:p>
          </table:table-cell>
          <table:table-cell table:style-name="ce1" table:formula="of:=4.28-[.B13]" office:value-type="float" office:value="4.58" calcext:value-type="float">
            <text:p>4,58</text:p>
          </table:table-cell>
          <table:table-cell table:style-name="ce10" table:formula="of:=[.B18]*[.$B$11]" office:value-type="float" office:value="0.00071845082394945" calcext:value-type="float">
            <text:p>0,00072</text:p>
          </table:table-cell>
          <table:table-cell table:style-name="ce10" table:formula="of:=[.D18]/SQRT([.C18])" office:value-type="float" office:value="0.000335710023301862" calcext:value-type="float">
            <text:p>0,00034</text:p>
          </table:table-cell>
          <table:table-cell table:style-name="ce13" table:formula="of:=[.B18]*[.$B$5]/[.$B$3]" office:value-type="float" office:value="228.666666666667" calcext:value-type="float">
            <text:p>228,66667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22" calcext:value-type="float">
            <text:p>0,22</text:p>
          </table:table-cell>
          <table:table-cell table:style-name="ce1" table:formula="of:=5.19-[.B13]" office:value-type="float" office:value="5.49" calcext:value-type="float">
            <text:p>5,49</text:p>
          </table:table-cell>
          <table:table-cell table:style-name="ce10" table:formula="of:=[.B19]*[.$B$11]" office:value-type="float" office:value="0.000752662767947043" calcext:value-type="float">
            <text:p>0,00075</text:p>
          </table:table-cell>
          <table:table-cell table:style-name="ce10" table:formula="of:=[.D19]/SQRT([.C19])" office:value-type="float" office:value="0.000321228641498655" calcext:value-type="float">
            <text:p>0,00032</text:p>
          </table:table-cell>
          <table:table-cell table:style-name="ce13" table:formula="of:=[.B19]*[.$B$5]/[.$B$3]" office:value-type="float" office:value="239.555555555556" calcext:value-type="float">
            <text:p>239,5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" calcext:value-type="float">
            <text:p>0,22</text:p>
          </table:table-cell>
          <table:table-cell table:style-name="ce1" table:formula="of:=5.32-[.B13]" office:value-type="float" office:value="5.62" calcext:value-type="float">
            <text:p>5,62</text:p>
          </table:table-cell>
          <table:table-cell table:style-name="ce10" table:formula="of:=[.B20]*[.$B$11]" office:value-type="float" office:value="0.000752662767947043" calcext:value-type="float">
            <text:p>0,00075</text:p>
          </table:table-cell>
          <table:table-cell table:style-name="ce10" table:formula="of:=[.D20]/SQRT([.C20])" office:value-type="float" office:value="0.00031749162632321" calcext:value-type="float">
            <text:p>0,00032</text:p>
          </table:table-cell>
          <table:table-cell table:style-name="ce13" table:formula="of:=[.B20]*[.$B$5]/[.$B$3]" office:value-type="float" office:value="239.555555555556" calcext:value-type="float">
            <text:p>239,55556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style-name="Default" office:value-type="float" office:value="0.23" calcext:value-type="float">
            <text:p>0,23</text:p>
          </table:table-cell>
          <table:table-cell table:formula="of:=5.86-[.B13]" office:value-type="float" office:value="6.16" calcext:value-type="float">
            <text:p>6,16</text:p>
          </table:table-cell>
          <table:table-cell table:style-name="ce10" table:formula="of:=[.B21]*[.$B$11]" office:value-type="float" office:value="0.000786874711944636" calcext:value-type="float">
            <text:p>0,00079</text:p>
          </table:table-cell>
          <table:table-cell table:style-name="ce10" table:formula="of:=[.D21]/SQRT([.C21])" office:value-type="float" office:value="0.000317040856347922" calcext:value-type="float">
            <text:p>0,00032</text:p>
          </table:table-cell>
          <table:table-cell table:style-name="ce13" table:formula="of:=[.B21]*[.$B$5]/[.$B$3]" office:value-type="float" office:value="250.444444444444" calcext:value-type="float">
            <text:p>250,44444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style-name="Default" office:value-type="float" office:value="0.24" calcext:value-type="float">
            <text:p>0,24</text:p>
          </table:table-cell>
          <table:table-cell table:formula="of:=6.39-[.B13]" office:value-type="float" office:value="6.69" calcext:value-type="float">
            <text:p>6,69</text:p>
          </table:table-cell>
          <table:table-cell table:style-name="ce10" table:formula="of:=[.B22]*[.$B$11]" office:value-type="float" office:value="0.000821086655942228" calcext:value-type="float">
            <text:p>0,00082</text:p>
          </table:table-cell>
          <table:table-cell table:style-name="ce10" table:formula="of:=[.D22]/SQRT([.C22])" office:value-type="float" office:value="0.000317450441400465" calcext:value-type="float">
            <text:p>0,00032</text:p>
          </table:table-cell>
          <table:table-cell table:style-name="ce13" table:formula="of:=[.B22]*[.$B$5]/[.$B$3]" office:value-type="float" office:value="261.333333333333" calcext:value-type="float">
            <text:p>261,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26" calcext:value-type="float">
            <text:p>0,26</text:p>
          </table:table-cell>
          <table:table-cell table:formula="of:=7.39-[.B13]" office:value-type="float" office:value="7.69" calcext:value-type="float">
            <text:p>7,69</text:p>
          </table:table-cell>
          <table:table-cell table:style-name="ce10" table:formula="of:=[.B23]*[.$B$11]" office:value-type="float" office:value="0.000889510543937414" calcext:value-type="float">
            <text:p>0,00089</text:p>
          </table:table-cell>
          <table:table-cell table:style-name="ce10" table:formula="of:=[.D23]/SQRT([.C23])" office:value-type="float" office:value="0.00032076570608829" calcext:value-type="float">
            <text:p>0,00032</text:p>
          </table:table-cell>
          <table:table-cell table:style-name="ce13" table:formula="of:=[.B23]*[.$B$5]/[.$B$3]" office:value-type="float" office:value="283.111111111111" calcext:value-type="float">
            <text:p>283,11111</text:p>
          </table:table-cell>
        </table:table-row>
      </table:table>
      <table:table table:name="d=16" table:style-name="ta1">
        <table:shapes>
          <draw:frame draw:z-index="0" draw:style-name="gr1" draw:text-style-name="P1" svg:width="151.71mm" svg:height="83.75mm" svg:x="0mm" svg:y="112.09mm">
            <loext:p draw:notify-on-update-of-ranges="'d=16'.F16:'d=16'.F23 'd=16'.E7:'d=16'.E7 'd=16'.E15:'d=16'.E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ρ aire (kg/m³)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ν aire (N·s/m²)</text:p>
          </table:table-cell>
          <table:table-cell table:style-name="ce7" office:value-type="float" office:value="0.000018" calcext:value-type="float">
            <text:p>1,80E-0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ravedad (m/s²)</text:p>
          </table:table-cell>
          <table:table-cell office:value-type="float" office:value="9.81" calcext:value-type="float">
            <text:p>9,8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 (m)</text:p>
          </table:table-cell>
          <table:table-cell office:value-type="float" office:value="0.0196" calcext:value-type="float">
            <text:p>0,0196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3" office:value-type="string" calcext:value-type="string">
            <text:p>d (m)</text:p>
          </table:table-cell>
          <table:table-cell office:value-type="float" office:value="0.016" calcext:value-type="float">
            <text:p>0,01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4" office:value-type="string" calcext:value-type="string">
            <text:p>β=d/D</text:p>
          </table:table-cell>
          <table:table-cell table:formula="of:=[.B6]/[.B5]" office:value-type="float" office:value="0.816326530612245" calcext:value-type="float">
            <text:p>0,8163265306</text:p>
          </table:table-cell>
          <table:table-cell/>
          <table:table-cell table:style-name="ce5" office:value-type="string" calcext:value-type="string">
            <text:p>m=A2/A1</text:p>
          </table:table-cell>
          <table:table-cell table:style-name="ce11" table:formula="of:=[.B9]/[.B8]" office:value-type="float" office:value="0.666389004581424" calcext:value-type="float">
            <text:p>0,67</text:p>
          </table:table-cell>
          <table:table-cell/>
        </table:table-row>
        <table:table-row table:style-name="ro1">
          <table:table-cell table:style-name="ce3" office:value-type="string" calcext:value-type="string">
            <text:p>Área D (m²)</text:p>
          </table:table-cell>
          <table:table-cell table:formula="of:=PI()*[.B5]^2/4" office:value-type="float" office:value="0.000301718558450764" calcext:value-type="float">
            <text:p>0,000301718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3" office:value-type="string" calcext:value-type="string">
            <text:p>Área d (m²)</text:p>
          </table:table-cell>
          <table:table-cell table:formula="of:=PI()*[.B6]^2/4" office:value-type="float" office:value="0.000201061929829747" calcext:value-type="float">
            <text:p>0,0002010619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Da (m)</text:p>
          </table:table-cell>
          <table:table-cell table:style-name="Default" office:value-type="float" office:value="0.066" calcext:value-type="float">
            <text:p>0,06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3" office:value-type="string" calcext:value-type="string">
            <text:p>Área Da (m²)</text:p>
          </table:table-cell>
          <table:table-cell table:style-name="Default" table:formula="of:=PI()*[.B10]^2/4" office:value-type="float" office:value="0.00342119439975928" calcext:value-type="float">
            <text:p>0,003421194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error Pe</text:p>
          </table:table-cell>
          <table:table-cell table:style-name="Default" office:value-type="float" office:value="-0.43" calcext:value-type="float">
            <text:p>-0,4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voltaje</text:p>
          </table:table-cell>
          <table:table-cell table:style-name="ce8" office:value-type="string" calcext:value-type="string">
            <text:p>v (m/s)</text:p>
          </table:table-cell>
          <table:table-cell table:style-name="ce8" office:value-type="string" calcext:value-type="string">
            <text:p><text:span text:style-name="T1">Pe</text:span><text:span text:style-name="T2">1 (Pa)</text:span></text:p>
          </table:table-cell>
          <table:table-cell table:style-name="ce9" office:value-type="string" calcext:value-type="string">
            <text:p>Q (m³/s)</text:p>
          </table:table-cell>
          <table:table-cell table:style-name="ce9" office:value-type="string" calcext:value-type="string">
            <text:p>C</text:p>
          </table:table-cell>
          <table:table-cell table:style-name="ce12" office:value-type="string" calcext:value-type="string">
            <text:p>Re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1" calcext:value-type="float">
            <text:p>0,21</text:p>
          </table:table-cell>
          <table:table-cell table:formula="of:=0.59-[.B13]" office:value-type="float" office:value="1.02" calcext:value-type="float">
            <text:p>1,02</text:p>
          </table:table-cell>
          <table:table-cell table:style-name="ce10" table:formula="of:=[.B16]*[.$B$11]" office:value-type="float" office:value="0.00071845082394945" calcext:value-type="float">
            <text:p>0,00072</text:p>
          </table:table-cell>
          <table:table-cell table:style-name="ce10" table:formula="of:=[.D16]/SQRT([.C16])" office:value-type="float" office:value="0.000711372318083115" calcext:value-type="float">
            <text:p>0,00071</text:p>
          </table:table-cell>
          <table:table-cell table:style-name="ce13" table:formula="of:=[.B16]*[.$B$5]/[.$B$3]" office:value-type="float" office:value="228.666666666667" calcext:value-type="float">
            <text:p>228,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1" calcext:value-type="float">
            <text:p>0,21</text:p>
          </table:table-cell>
          <table:table-cell table:style-name="ce1" table:formula="of:=0.67-[.B13]" office:value-type="float" office:value="1.1" calcext:value-type="float">
            <text:p>1,1</text:p>
          </table:table-cell>
          <table:table-cell table:style-name="ce10" table:formula="of:=[.B17]*[.$B$11]" office:value-type="float" office:value="0.00071845082394945" calcext:value-type="float">
            <text:p>0,00072</text:p>
          </table:table-cell>
          <table:table-cell table:style-name="ce10" table:formula="of:=[.D17]/SQRT([.C17])" office:value-type="float" office:value="0.000685015982848472" calcext:value-type="float">
            <text:p>0,00069</text:p>
          </table:table-cell>
          <table:table-cell table:style-name="ce13" table:formula="of:=[.B17]*[.$B$5]/[.$B$3]" office:value-type="float" office:value="228.666666666667" calcext:value-type="float">
            <text:p>228,66667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22" calcext:value-type="float">
            <text:p>0,22</text:p>
          </table:table-cell>
          <table:table-cell table:style-name="ce1" table:formula="of:=0.74-[.B13]" office:value-type="float" office:value="1.17" calcext:value-type="float">
            <text:p>1,17</text:p>
          </table:table-cell>
          <table:table-cell table:style-name="ce10" table:formula="of:=[.B18]*[.$B$11]" office:value-type="float" office:value="0.000752662767947043" calcext:value-type="float">
            <text:p>0,00075</text:p>
          </table:table-cell>
          <table:table-cell table:style-name="ce10" table:formula="of:=[.D18]/SQRT([.C18])" office:value-type="float" office:value="0.000695836975119415" calcext:value-type="float">
            <text:p>0,00070</text:p>
          </table:table-cell>
          <table:table-cell table:style-name="ce13" table:formula="of:=[.B18]*[.$B$5]/[.$B$3]" office:value-type="float" office:value="239.555555555556" calcext:value-type="float">
            <text:p>239,55556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23" calcext:value-type="float">
            <text:p>0,23</text:p>
          </table:table-cell>
          <table:table-cell table:style-name="ce1" table:formula="of:=0.97-[.B13]" office:value-type="float" office:value="1.4" calcext:value-type="float">
            <text:p>1,4</text:p>
          </table:table-cell>
          <table:table-cell table:style-name="ce10" table:formula="of:=[.B19]*[.$B$11]" office:value-type="float" office:value="0.000786874711944636" calcext:value-type="float">
            <text:p>0,00079</text:p>
          </table:table-cell>
          <table:table-cell table:style-name="ce10" table:formula="of:=[.D19]/SQRT([.C19])" office:value-type="float" office:value="0.000665030510738285" calcext:value-type="float">
            <text:p>0,00067</text:p>
          </table:table-cell>
          <table:table-cell table:style-name="ce13" table:formula="of:=[.B19]*[.$B$5]/[.$B$3]" office:value-type="float" office:value="250.444444444444" calcext:value-type="float">
            <text:p>250,44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" calcext:value-type="float">
            <text:p>0,24</text:p>
          </table:table-cell>
          <table:table-cell table:style-name="ce1" table:formula="of:=1-[.B13]" office:value-type="float" office:value="1.43" calcext:value-type="float">
            <text:p>1,43</text:p>
          </table:table-cell>
          <table:table-cell table:style-name="ce10" table:formula="of:=[.B20]*[.$B$11]" office:value-type="float" office:value="0.000821086655942228" calcext:value-type="float">
            <text:p>0,00082</text:p>
          </table:table-cell>
          <table:table-cell table:style-name="ce10" table:formula="of:=[.D20]/SQRT([.C20])" office:value-type="float" office:value="0.00068662715555513" calcext:value-type="float">
            <text:p>0,00069</text:p>
          </table:table-cell>
          <table:table-cell table:style-name="ce13" table:formula="of:=[.B20]*[.$B$5]/[.$B$3]" office:value-type="float" office:value="261.333333333333" calcext:value-type="float">
            <text:p>261,33333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style-name="Default" office:value-type="float" office:value="0.24" calcext:value-type="float">
            <text:p>0,24</text:p>
          </table:table-cell>
          <table:table-cell table:formula="of:=1.13-[.B13]" office:value-type="float" office:value="1.56" calcext:value-type="float">
            <text:p>1,56</text:p>
          </table:table-cell>
          <table:table-cell table:style-name="ce10" table:formula="of:=[.B21]*[.$B$11]" office:value-type="float" office:value="0.000821086655942228" calcext:value-type="float">
            <text:p>0,00082</text:p>
          </table:table-cell>
          <table:table-cell table:style-name="ce10" table:formula="of:=[.D21]/SQRT([.C21])" office:value-type="float" office:value="0.000657395451650109" calcext:value-type="float">
            <text:p>0,00066</text:p>
          </table:table-cell>
          <table:table-cell table:style-name="ce13" table:formula="of:=[.B21]*[.$B$5]/[.$B$3]" office:value-type="float" office:value="261.333333333333" calcext:value-type="float">
            <text:p>261,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style-name="Default" office:value-type="float" office:value="0.25" calcext:value-type="float">
            <text:p>0,25</text:p>
          </table:table-cell>
          <table:table-cell table:formula="of:=1.26-[.B13]" office:value-type="float" office:value="1.69" calcext:value-type="float">
            <text:p>1,69</text:p>
          </table:table-cell>
          <table:table-cell table:style-name="ce10" table:formula="of:=[.B22]*[.$B$11]" office:value-type="float" office:value="0.000855298599939821" calcext:value-type="float">
            <text:p>0,00086</text:p>
          </table:table-cell>
          <table:table-cell table:style-name="ce10" table:formula="of:=[.D22]/SQRT([.C22])" office:value-type="float" office:value="0.000657921999953709" calcext:value-type="float">
            <text:p>0,00066</text:p>
          </table:table-cell>
          <table:table-cell table:style-name="ce13" table:formula="of:=[.B22]*[.$B$5]/[.$B$3]" office:value-type="float" office:value="272.222222222222" calcext:value-type="float">
            <text:p>272,22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27" calcext:value-type="float">
            <text:p>0,27</text:p>
          </table:table-cell>
          <table:table-cell table:formula="of:=1.5-[.B13]" office:value-type="float" office:value="1.93" calcext:value-type="float">
            <text:p>1,93</text:p>
          </table:table-cell>
          <table:table-cell table:style-name="ce10" table:formula="of:=[.B23]*[.$B$11]" office:value-type="float" office:value="0.000923722487935007" calcext:value-type="float">
            <text:p>0,00092</text:p>
          </table:table-cell>
          <table:table-cell table:style-name="ce10" table:formula="of:=[.D23]/SQRT([.C23])" office:value-type="float" office:value="0.000664909996136389" calcext:value-type="float">
            <text:p>0,00066</text:p>
          </table:table-cell>
          <table:table-cell table:style-name="ce13" table:formula="of:=[.B23]*[.$B$5]/[.$B$3]" office:value-type="float" office:value="294" calcext:value-type="float">
            <text:p>294,00000</text:p>
          </table:table-cell>
        </table:table-row>
      </table:table>
      <table:table table:name="d=8" table:style-name="ta1">
        <table:shapes>
          <draw:frame draw:z-index="0" draw:style-name="gr1" draw:text-style-name="P1" svg:width="142.35mm" svg:height="86.48mm" svg:x="2.2mm" svg:y="109.63mm">
            <loext:p draw:notify-on-update-of-ranges="'d=8'.E15:'d=8'.E15 'd=8'.F20:'d=8'.F23 'd=8'.E7:'d=8'.E7 'd=8'.E20:'d=8'.E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ρ aire (kg/m³)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ν aire (N·s/m²)</text:p>
          </table:table-cell>
          <table:table-cell table:style-name="ce7" office:value-type="float" office:value="0.000018" calcext:value-type="float">
            <text:p>1,80E-0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ravedad (m/s²)</text:p>
          </table:table-cell>
          <table:table-cell office:value-type="float" office:value="9.81" calcext:value-type="float">
            <text:p>9,8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 (m)</text:p>
          </table:table-cell>
          <table:table-cell office:value-type="float" office:value="0.0196" calcext:value-type="float">
            <text:p>0,0196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3" office:value-type="string" calcext:value-type="string">
            <text:p>d (m)</text:p>
          </table:table-cell>
          <table:table-cell office:value-type="float" office:value="0.008" calcext:value-type="float">
            <text:p>0,008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4" office:value-type="string" calcext:value-type="string">
            <text:p>β=d/D</text:p>
          </table:table-cell>
          <table:table-cell table:formula="of:=[.B6]/[.B5]" office:value-type="float" office:value="0.408163265306122" calcext:value-type="float">
            <text:p>0,4081632653</text:p>
          </table:table-cell>
          <table:table-cell/>
          <table:table-cell table:style-name="ce5" office:value-type="string" calcext:value-type="string">
            <text:p>m=A2/A1</text:p>
          </table:table-cell>
          <table:table-cell table:style-name="ce11" table:formula="of:=[.B9]/[.B8]" office:value-type="float" office:value="0.166597251145356" calcext:value-type="float">
            <text:p>0,17</text:p>
          </table:table-cell>
          <table:table-cell/>
        </table:table-row>
        <table:table-row table:style-name="ro1">
          <table:table-cell table:style-name="ce3" office:value-type="string" calcext:value-type="string">
            <text:p>Área D (m²)</text:p>
          </table:table-cell>
          <table:table-cell table:formula="of:=PI()*[.B5]^2/4" office:value-type="float" office:value="0.000301718558450764" calcext:value-type="float">
            <text:p>0,000301718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3" office:value-type="string" calcext:value-type="string">
            <text:p>Área d (m²)</text:p>
          </table:table-cell>
          <table:table-cell table:formula="of:=PI()*[.B6]^2/4" office:value-type="float" office:value="0.0000502654824574367" calcext:value-type="float">
            <text:p>5,02654824574367E-05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Da (m)</text:p>
          </table:table-cell>
          <table:table-cell table:style-name="Default" office:value-type="float" office:value="0.066" calcext:value-type="float">
            <text:p>0,06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3" office:value-type="string" calcext:value-type="string">
            <text:p>Área Da (m²)</text:p>
          </table:table-cell>
          <table:table-cell table:style-name="Default" table:formula="of:=PI()*[.B10]^2/4" office:value-type="float" office:value="0.00342119439975928" calcext:value-type="float">
            <text:p>0,003421194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error Pe</text:p>
          </table:table-cell>
          <table:table-cell table:style-name="Default"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voltaje</text:p>
          </table:table-cell>
          <table:table-cell table:style-name="ce8" office:value-type="string" calcext:value-type="string">
            <text:p>v (m/s)</text:p>
          </table:table-cell>
          <table:table-cell table:style-name="ce8" office:value-type="string" calcext:value-type="string">
            <text:p><text:span text:style-name="T1">Pe</text:span><text:span text:style-name="T2">1 (Pa)</text:span></text:p>
          </table:table-cell>
          <table:table-cell table:style-name="ce9" office:value-type="string" calcext:value-type="string">
            <text:p>Q (m³/s)</text:p>
          </table:table-cell>
          <table:table-cell table:style-name="ce9" office:value-type="string" calcext:value-type="string">
            <text:p>C</text:p>
          </table:table-cell>
          <table:table-cell table:style-name="ce12" office:value-type="string" calcext:value-type="string">
            <text:p>Re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formula="of:=10.5-[.B13]" office:value-type="float" office:value="10.9" calcext:value-type="float">
            <text:p>10,9</text:p>
          </table:table-cell>
          <table:table-cell table:style-name="ce10" table:formula="of:=[.B16]*[.$B$11]" office:value-type="float" office:value="0" calcext:value-type="float">
            <text:p>0,00000</text:p>
          </table:table-cell>
          <table:table-cell table:style-name="ce10" table:formula="of:=[.D16]/SQRT([.C16])" office:value-type="float" office:value="0" calcext:value-type="float">
            <text:p>0,00000</text:p>
          </table:table-cell>
          <table:table-cell table:style-name="ce13" table:formula="of:=[.B16]*[.$B$5]/[.$B$3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table:formula="of:=10.9-[.B13]" office:value-type="float" office:value="11.3" calcext:value-type="float">
            <text:p>11,3</text:p>
          </table:table-cell>
          <table:table-cell table:style-name="ce10" table:formula="of:=[.B17]*[.$B$11]" office:value-type="float" office:value="0" calcext:value-type="float">
            <text:p>0,00000</text:p>
          </table:table-cell>
          <table:table-cell table:style-name="ce10" table:formula="of:=[.D17]/SQRT([.C17])" office:value-type="float" office:value="0" calcext:value-type="float">
            <text:p>0,00000</text:p>
          </table:table-cell>
          <table:table-cell table:style-name="ce13" table:formula="of:=[.B17]*[.$B$5]/[.$B$3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table:style-name="ce1" table:formula="of:=11.52-[.B13]" office:value-type="float" office:value="11.92" calcext:value-type="float">
            <text:p>11,92</text:p>
          </table:table-cell>
          <table:table-cell table:style-name="ce10" table:formula="of:=[.B18]*[.$B$11]" office:value-type="float" office:value="0" calcext:value-type="float">
            <text:p>0,00000</text:p>
          </table:table-cell>
          <table:table-cell table:style-name="ce10" table:formula="of:=[.D18]/SQRT([.C18])" office:value-type="float" office:value="0" calcext:value-type="float">
            <text:p>0,00000</text:p>
          </table:table-cell>
          <table:table-cell table:style-name="ce13" table:formula="of:=[.B18]*[.$B$5]/[.$B$3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style-name="ce1" table:formula="of:=13.85-[.B13]" office:value-type="float" office:value="14.25" calcext:value-type="float">
            <text:p>14,25</text:p>
          </table:table-cell>
          <table:table-cell table:style-name="ce10" table:formula="of:=[.B19]*[.$B$11]" office:value-type="float" office:value="0" calcext:value-type="float">
            <text:p>0,00000</text:p>
          </table:table-cell>
          <table:table-cell table:style-name="ce10" table:formula="of:=[.D19]/SQRT([.C19])" office:value-type="float" office:value="0" calcext:value-type="float">
            <text:p>0,00000</text:p>
          </table:table-cell>
          <table:table-cell table:style-name="ce13" table:formula="of:=[.B19]*[.$B$5]/[.$B$3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" calcext:value-type="float">
            <text:p>0,21</text:p>
          </table:table-cell>
          <table:table-cell table:style-name="ce1" table:formula="of:=14.1-[.B13]" office:value-type="float" office:value="14.5" calcext:value-type="float">
            <text:p>14,5</text:p>
          </table:table-cell>
          <table:table-cell table:style-name="ce10" table:formula="of:=[.B20]*[.$B$11]" office:value-type="float" office:value="0.00071845082394945" calcext:value-type="float">
            <text:p>0,00072</text:p>
          </table:table-cell>
          <table:table-cell table:style-name="ce10" table:formula="of:=[.D20]/SQRT([.C20])" office:value-type="float" office:value="0.000188674429755862" calcext:value-type="float">
            <text:p>0,00019</text:p>
          </table:table-cell>
          <table:table-cell table:style-name="ce13" table:formula="of:=[.B20]*[.$B$5]/[.$B$3]" office:value-type="float" office:value="228.666666666667" calcext:value-type="float">
            <text:p>228,66667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15.66-[.B13]" office:value-type="float" office:value="16.06" calcext:value-type="float">
            <text:p>16,06</text:p>
          </table:table-cell>
          <table:table-cell table:style-name="ce10" table:formula="of:=[.B21]*[.$B$11]" office:value-type="float" office:value="0.00071845082394945" calcext:value-type="float">
            <text:p>0,00072</text:p>
          </table:table-cell>
          <table:table-cell table:style-name="ce10" table:formula="of:=[.D21]/SQRT([.C21])" office:value-type="float" office:value="0.000179276876389769" calcext:value-type="float">
            <text:p>0,00018</text:p>
          </table:table-cell>
          <table:table-cell table:style-name="ce13" table:formula="of:=[.B21]*[.$B$5]/[.$B$3]" office:value-type="float" office:value="228.666666666667" calcext:value-type="float">
            <text:p>228,66667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16.78-[.B13]" office:value-type="float" office:value="17.18" calcext:value-type="float">
            <text:p>17,18</text:p>
          </table:table-cell>
          <table:table-cell table:style-name="ce10" table:formula="of:=[.B22]*[.$B$11]" office:value-type="float" office:value="0.00071845082394945" calcext:value-type="float">
            <text:p>0,00072</text:p>
          </table:table-cell>
          <table:table-cell table:style-name="ce10" table:formula="of:=[.D22]/SQRT([.C22])" office:value-type="float" office:value="0.000173334681756172" calcext:value-type="float">
            <text:p>0,00017</text:p>
          </table:table-cell>
          <table:table-cell table:style-name="ce13" table:formula="of:=[.B22]*[.$B$5]/[.$B$3]" office:value-type="float" office:value="228.666666666667" calcext:value-type="float">
            <text:p>228,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19.4-[.B13]" office:value-type="float" office:value="19.8" calcext:value-type="float">
            <text:p>19,8</text:p>
          </table:table-cell>
          <table:table-cell table:style-name="ce10" table:formula="of:=[.B23]*[.$B$11]" office:value-type="float" office:value="0.00071845082394945" calcext:value-type="float">
            <text:p>0,00072</text:p>
          </table:table-cell>
          <table:table-cell table:style-name="ce10" table:formula="of:=[.D23]/SQRT([.C23])" office:value-type="float" office:value="0.000161459815564441" calcext:value-type="float">
            <text:p>0,00016</text:p>
          </table:table-cell>
          <table:table-cell table:style-name="ce13" table:formula="of:=[.B23]*[.$B$5]/[.$B$3]" office:value-type="float" office:value="228.666666666667" calcext:value-type="float">
            <text:p>228,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number number:decimal-places="5" loext:min-decimal-places="5"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8:31:10.009714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7:35.010121938</meta:creation-date>
    <dc:date>2017-10-23T18:52:44.468367155</dc:date>
    <meta:editing-duration>PT1H40M22S</meta:editing-duration>
    <meta:editing-cycles>15</meta:editing-cycles>
    <meta:generator>LibreOffice/5.1.6.2.0$Linux_X86_64 LibreOffice_project/10$Build-2</meta:generator>
    <meta:document-statistic meta:table-count="3" meta:cell-count="2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02cm" svg:height="8.669cm" xlink:href=".." xlink:type="simple" chart:class="chart:scatter" chart:style-name="ch1">
        <chart:title svg:x="1.979cm" svg:y="0.309cm" chart:style-name="ch2">
          <text:p>Coeficiente de caudal de los diafragmas en función de Re</text:p>
        </chart:title>
        <chart:legend chart:legend-position="end" svg:x="13.497cm" svg:y="4.035cm" style:legend-expansion="high" chart:style-name="ch3"/>
        <chart:plot-area chart:style-name="ch4" table:cell-range-address="'d=12,5'.E17:'d=12,5'.F23 'd=12,5'.E7:'d=12,5'.E7" chart:data-source-has-labels="row" svg:x="1.321cm" svg:y="1.261cm" svg:width="11.866cm" svg:height="6.254cm">
          <chartooo:coordinate-region svg:x="2.948cm" svg:y="1.261cm" svg:width="10.125cm" svg:height="5.161cm"/>
          <chart:axis chart:dimension="x" chart:name="primary-x" chart:style-name="ch5">
            <chart:title svg:x="6.985cm" svg:y="7.688cm" chart:style-name="ch6">
              <text:p>Re</text:p>
            </chart:title>
            <chart:grid chart:style-name="ch7" chart:class="major"/>
          </chart:axis>
          <chart:axis chart:dimension="y" chart:name="primary-y" chart:style-name="ch8">
            <chart:title svg:x="0.451cm" svg:y="4.564cm" chart:style-name="ch9">
              <text:p>C</text:p>
            </chart:title>
            <chart:grid chart:style-name="ch7" chart:class="major"/>
          </chart:axis>
          <chart:series chart:style-name="ch10" chart:values-cell-range-address="'d=12,5'.E17:'d=12,5'.E23" chart:label-cell-address="'d=12,5'.E7:'d=12,5'.E7" chart:class="chart:scatter">
            <chart:domain table:cell-range-address="'d=12,5'.F17:'d=12,5'.F23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,41</text:p>
                <draw:g>
                  <svg:desc>'d=12,5'.E7:'d=12,5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8.666666666667">
                <text:p>228.666666666667</text:p>
                <draw:g>
                  <svg:desc>'d=12,5'.F17:'d=12,5'.F23</svg:desc>
                </draw:g>
              </table:table-cell>
              <table:table-cell office:value-type="float" office:value="0.000347276313548428">
                <text:p>0.000347276313548428</text:p>
                <draw:g>
                  <svg:desc>'d=12,5'.E17:'d=12,5'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0.000335710023301862">
                <text:p>0.00033571002330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9.555555555556">
                <text:p>239.555555555556</text:p>
              </table:table-cell>
              <table:table-cell office:value-type="float" office:value="0.000321228641498655">
                <text:p>0.000321228641498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.555555555556">
                <text:p>239.555555555556</text:p>
              </table:table-cell>
              <table:table-cell office:value-type="float" office:value="0.00031749162632321">
                <text:p>0.00031749162632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444444444444">
                <text:p>250.444444444444</text:p>
              </table:table-cell>
              <table:table-cell office:value-type="float" office:value="0.000317040856347922">
                <text:p>0.000317040856347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.333333333333">
                <text:p>261.333333333333</text:p>
              </table:table-cell>
              <table:table-cell office:value-type="float" office:value="0.000317450441400465">
                <text:p>0.000317450441400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111111111111">
                <text:p>283.111111111111</text:p>
              </table:table-cell>
              <table:table-cell office:value-type="float" office:value="0.00032076570608829">
                <text:p>0.00032076570608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72cm" svg:height="8.376cm" xlink:href=".." xlink:type="simple" chart:class="chart:scatter" chart:style-name="ch1">
        <chart:title svg:x="1.814cm" svg:y="0.303cm" chart:style-name="ch2">
          <text:p>Coeficiente de caudal de los diafragmas en función de Re</text:p>
        </chart:title>
        <chart:legend chart:legend-position="end" svg:x="13.167cm" svg:y="3.889cm" style:legend-expansion="high" chart:style-name="ch3"/>
        <chart:plot-area chart:style-name="ch4" table:cell-range-address="'d=16'.F16:'d=16'.F23 'd=16'.E7:'d=16'.E7 'd=16'.E15:'d=16'.E23" chart:data-source-has-labels="row" svg:x="1.314cm" svg:y="1.249cm" svg:width="11.55cm" svg:height="5.979cm">
          <chartooo:coordinate-region svg:x="2.941cm" svg:y="1.449cm" svg:width="9.809cm" svg:height="4.886cm"/>
          <chart:axis chart:dimension="x" chart:name="primary-x" chart:style-name="ch5">
            <chart:title svg:x="6.82cm" svg:y="7.395cm" chart:style-name="ch6">
              <text:p>Re</text:p>
            </chart:title>
            <chart:grid chart:style-name="ch7" chart:class="major"/>
          </chart:axis>
          <chart:axis chart:dimension="y" chart:name="primary-y" chart:style-name="ch8">
            <chart:title svg:x="0.451cm" svg:y="4.414cm" chart:style-name="ch9">
              <text:p>C</text:p>
            </chart:title>
            <chart:grid chart:style-name="ch7" chart:class="major"/>
          </chart:axis>
          <chart:series chart:style-name="ch10" chart:values-cell-range-address="'d=16'.E15:'d=16'.E23" chart:label-cell-address="'d=16'.E7:'d=16'.E7" chart:class="chart:scatter">
            <chart:domain table:cell-range-address="'d=16'.F16:'d=16'.F23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,67</text:p>
                <draw:g>
                  <svg:desc>'d=16'.E7:'d=16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8.666666666667">
                <text:p>228.666666666667</text:p>
                <draw:g>
                  <svg:desc>'d=16'.F16:'d=16'.F23</svg:desc>
                </draw:g>
              </table:table-cell>
              <table:table-cell office:value-type="float" office:value="NaN">
                <text:p>NaN</text:p>
                <draw:g>
                  <svg:desc>'d=16'.E15:'d=16'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0.000711372318083115">
                <text:p>0.000711372318083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9.555555555556">
                <text:p>239.555555555556</text:p>
              </table:table-cell>
              <table:table-cell office:value-type="float" office:value="0.000685015982848472">
                <text:p>0.000685015982848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.444444444444">
                <text:p>250.444444444444</text:p>
              </table:table-cell>
              <table:table-cell office:value-type="float" office:value="0.000695836975119415">
                <text:p>0.000695836975119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.333333333333">
                <text:p>261.333333333333</text:p>
              </table:table-cell>
              <table:table-cell office:value-type="float" office:value="0.000665030510738285">
                <text:p>0.000665030510738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.333333333333">
                <text:p>261.333333333333</text:p>
              </table:table-cell>
              <table:table-cell office:value-type="float" office:value="0.00068662715555513">
                <text:p>0.00068662715555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.222222222222">
                <text:p>272.222222222222</text:p>
              </table:table-cell>
              <table:table-cell office:value-type="float" office:value="0.000657395451650109">
                <text:p>0.000657395451650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4">
                <text:p>294</text:p>
              </table:table-cell>
              <table:table-cell office:value-type="float" office:value="0.000657921999953709">
                <text:p>0.000657921999953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00664909996136389">
                <text:p>0.000664909996136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36cm" svg:height="8.649cm" xlink:href=".." xlink:type="simple" chart:class="chart:scatter" chart:style-name="ch1">
        <chart:legend chart:legend-position="end" svg:x="12.231cm" svg:y="4.025cm" style:legend-expansion="high" chart:style-name="ch2"/>
        <chart:plot-area chart:style-name="ch3" table:cell-range-address="'d=8'.E15:'d=8'.E15 'd=8'.E20:'d=8'.F23 'd=8'.E7:'d=8'.E7" chart:data-source-has-labels="row" svg:x="1.295cm" svg:y="0.172cm" svg:width="10.652cm" svg:height="7.324cm">
          <chartooo:coordinate-region svg:x="2.922cm" svg:y="0.371cm" svg:width="8.745cm" svg:height="6.478cm"/>
          <chart:axis chart:dimension="x" chart:name="primary-x" chart:style-name="ch4">
            <chart:title svg:x="6.352cm" svg:y="7.668cm" chart:style-name="ch5">
              <text:p>Re</text:p>
            </chart:title>
            <chart:grid chart:style-name="ch6" chart:class="major"/>
          </chart:axis>
          <chart:axis chart:dimension="y" chart:name="primary-y" chart:style-name="ch7">
            <chart:title svg:x="0.451cm" svg:y="4.01cm" chart:style-name="ch8">
              <text:p>C</text:p>
            </chart:title>
            <chart:grid chart:style-name="ch6" chart:class="major"/>
          </chart:axis>
          <chart:series chart:style-name="ch9" chart:values-cell-range-address="'d=8'.E20:'d=8'.E23" chart:label-cell-address="'d=8'.E7:'d=8'.E7" chart:class="chart:scatter">
            <chart:domain table:cell-range-address="'d=8'.F20:'d=8'.F2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,17</text:p>
                <draw:g>
                  <svg:desc>'d=8'.E7:'d=8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8.666666666667">
                <text:p>228.666666666667</text:p>
                <draw:g>
                  <svg:desc>'d=8'.F20:'d=8'.F23</svg:desc>
                </draw:g>
              </table:table-cell>
              <table:table-cell office:value-type="float" office:value="0.000188674429755862">
                <text:p>0.000188674429755862</text:p>
                <draw:g>
                  <svg:desc>'d=8'.E20:'d=8'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0.000179276876389769">
                <text:p>0.000179276876389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0.000173334681756172">
                <text:p>0.000173334681756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0.000161459815564441">
                <text:p>0.000161459815564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